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ConfigurationTests.registerWebSocketHandler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Handler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serve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figurationTests.getAnnotatedConfig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registerWebSocketHandlers( WebSocket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ConfigurationTests.registerWebSocketHandlerWithSockJS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